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5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xed-40.pcap" table:style-name="ta1">
        <table:shapes>
          <draw:frame draw:z-index="0" draw:style-name="gr1" draw:text-style-name="P1" svg:width="12cm" svg:height="4cm" svg:x="9.403cm" svg:y="17.711cm">
            <draw:object draw:notify-on-update-of-ranges="'mixed-40.pcap'.B4:'mixed-40.pcap'.B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cm" svg:height="4cm" svg:x="9.403cm" svg:y="42.094cm">
            <draw:object draw:notify-on-update-of-ranges="'mixed-40.pcap'.B94:'mixed-40.pcap'.B1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cm" svg:height="4cm" svg:x="9.403cm" svg:y="61.963cm">
            <draw:object draw:notify-on-update-of-ranges="'mixed-40.pcap'.B138:'mixed-40.pcap'.B1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cm" svg:height="4cm" svg:x="27.606cm" svg:y="61.725cm">
            <draw:object draw:notify-on-update-of-ranges="'mixed-40.pcap'.B148:'mixed-40.pcap'.B1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cm" svg:height="4cm" svg:x="9.403cm" svg:y="72.348cm">
            <draw:object draw:notify-on-update-of-ranges="'mixed-40.pcap'.B161:'mixed-40.pcap'.B1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cm" svg:height="4cm" svg:x="28.084cm" svg:y="72.77cm">
            <draw:object draw:notify-on-update-of-ranges="'mixed-40.pcap'.B171:'mixed-40.pcap'.B17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cm" svg:height="4cm" svg:x="9.403cm" svg:y="82.776cm">
            <draw:object draw:notify-on-update-of-ranges="'mixed-40.pcap'.B186:'mixed-40.pcap'.B19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cm" svg:height="4cm" svg:x="27.503cm" svg:y="83.781cm">
            <draw:object draw:notify-on-update-of-ranges="'mixed-40.pcap'.B198:'mixed-40.pcap'.B20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2cm" svg:height="4cm" svg:x="9.403cm" svg:y="95.829cm">
            <draw:object draw:notify-on-update-of-ranges="'mixed-40.pcap'.B213:'mixed-40.pcap'.B22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cm" svg:height="4cm" svg:x="26.785cm" svg:y="96.32cm">
            <draw:object draw:notify-on-update-of-ranges="'mixed-40.pcap'.B226:'mixed-40.pcap'.B23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cm" svg:height="4cm" svg:x="12.794cm" svg:y="108.373cm">
            <draw:object draw:notify-on-update-of-ranges="'mixed-40.pcap'.B242:'mixed-40.pcap'.B2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2cm" svg:height="4cm" svg:x="31.026cm" svg:y="108.269cm">
            <draw:object draw:notify-on-update-of-ranges="'mixed-40.pcap'.B257:'mixed-40.pcap'.B26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ding mixed-40.pcap...</text:p>
          </table:table-cell>
          <table:table-cell/>
        </table:table-row>
        <table:table-row table:style-name="ro1">
          <table:table-cell office:value-type="string" calcext:value-type="string">
            <text:p>0: 192.168.1.33:51347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383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921" calcext:value-type="float">
            <text:p>689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6295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28" calcext:value-type="float">
            <text:p>241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130" calcext:value-type="float">
            <text:p>621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1: 192.168.1.33:51348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1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2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2: 192.168.1.33:51349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04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04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3: 192.168.1.33:51350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026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026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4: 192.168.1.33:51351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0245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024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2443" calcext:value-type="float">
            <text:p>924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5: 192.168.1.33:51352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02442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00000" calcext:value-type="float">
            <text:p>9000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324" calcext:value-type="float">
            <text:p>243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02433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324" calcext:value-type="float">
            <text:p>243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3:57:44.8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1T14:08:08.700000000</dc:date>
    <meta:editing-duration>PT3M21S</meta:editing-duration>
    <meta:editing-cycles>2</meta:editing-cycles>
    <meta:generator>LibreOffice/7.0.2.2$Windows_X86_64 LibreOffice_project/8349ace3c3162073abd90d81fd06dcfb6b36b994</meta:generator>
    <meta:document-statistic meta:table-count="1" meta:cell-count="477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4:'mixed-40.pcap'.B92" svg:x="0.24cm" svg:y="0.08cm" svg:width="11.521cm" svg:height="3.841cm">
          <chart:coordinate-region svg:x="1.417cm" svg:y="0.279cm" svg:width="10.344cm" svg:height="2.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4:'mixed-40.pcap'.B92" chart:class="chart:bar">
            <chart:data-point chart:repeated="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921">
                <text:p>68921</text:p>
                <draw:g>
                  <svg:desc>'mixed-40.pcap'.B4:'mixed-40.pcap'.B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226:'mixed-40.pcap'.B235" svg:x="0.24cm" svg:y="0.08cm" svg:width="11.521cm" svg:height="3.841cm">
          <chart:coordinate-region svg:x="1.602cm" svg:y="0.279cm" svg:width="10.15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226:'mixed-40.pcap'.B235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40.pcap'.B226:'mixed-40.pcap'.B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443">
                <text:p>92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242:'mixed-40.pcap'.B255" svg:x="0.24cm" svg:y="0.08cm" svg:width="11.521cm" svg:height="3.841cm">
          <chart:coordinate-region svg:x="1.787cm" svg:y="0.28cm" svg:width="9.974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242:'mixed-40.pcap'.B255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'mixed-40.pcap'.B242:'mixed-40.pcap'.B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257:'mixed-40.pcap'.B268" svg:x="0.24cm" svg:y="0.08cm" svg:width="11.521cm" svg:height="3.841cm">
          <chart:coordinate-region svg:x="1.787cm" svg:y="0.279cm" svg:width="9.97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257:'mixed-40.pcap'.B268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mixed-40.pcap'.B257:'mixed-40.pcap'.B2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0000">
                <text:p>99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94:'mixed-40.pcap'.B131" svg:x="0.24cm" svg:y="0.08cm" svg:width="11.521cm" svg:height="3.841cm">
          <chart:coordinate-region svg:x="1.417cm" svg:y="0.279cm" svg:width="10.344cm" svg:height="2.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94:'mixed-40.pcap'.B131" chart:class="chart:ba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28">
                <text:p>24128</text:p>
                <draw:g>
                  <svg:desc>'mixed-40.pcap'.B94:'mixed-40.pcap'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130">
                <text:p>62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61">
                <text:p>5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138:'mixed-40.pcap'.B146" svg:x="0.24cm" svg:y="0.08cm" svg:width="11.521cm" svg:height="3.841cm">
          <chart:coordinate-region svg:x="1.047cm" svg:y="0.279cm" svg:width="10.71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138:'mixed-40.pcap'.B146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40.pcap'.B138:'mixed-40.pcap'.B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148:'mixed-40.pcap'.B154" svg:x="0.24cm" svg:y="0.08cm" svg:width="11.521cm" svg:height="3.841cm">
          <chart:coordinate-region svg:x="1.047cm" svg:y="0.279cm" svg:width="10.71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148:'mixed-40.pcap'.B154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40.pcap'.B148:'mixed-40.pcap'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161:'mixed-40.pcap'.B169" svg:x="0.24cm" svg:y="0.08cm" svg:width="11.521cm" svg:height="3.841cm">
          <chart:coordinate-region svg:x="1.232cm" svg:y="0.28cm" svg:width="10.52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161:'mixed-40.pcap'.B169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40.pcap'.B161:'mixed-40.pcap'.B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171:'mixed-40.pcap'.B179" svg:x="0.24cm" svg:y="0.08cm" svg:width="11.521cm" svg:height="3.841cm">
          <chart:coordinate-region svg:x="1.232cm" svg:y="0.279cm" svg:width="10.52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171:'mixed-40.pcap'.B179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40.pcap'.B171:'mixed-40.pcap'.B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186:'mixed-40.pcap'.B196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186:'mixed-40.pcap'.B196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40.pcap'.B186:'mixed-40.pcap'.B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198:'mixed-40.pcap'.B206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198:'mixed-40.pcap'.B206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40.pcap'.B198:'mixed-40.pcap'.B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1">
                <text:p>9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40.pcap'.B213:'mixed-40.pcap'.B224" svg:x="0.24cm" svg:y="0.08cm" svg:width="11.521cm" svg:height="3.841cm">
          <chart:coordinate-region svg:x="1.602cm" svg:y="0.279cm" svg:width="10.15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40.pcap'.B213:'mixed-40.pcap'.B224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mixed-40.pcap'.B213:'mixed-40.pcap'.B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